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c40" officeooo:paragraph-rsid="000b6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van Ivano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0:58:35.934579673</meta:creation-date>
    <dc:date>2023-03-22T10:59:02.524520641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